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 style:master-page-name="">
      <style:table-properties style:width="19.001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9.906cm" style:rel-column-width="5616*"/>
    </style:style>
    <style:style style:name="Tableau1.B" style:family="table-column">
      <style:table-column-properties style:column-width="3.29cm" style:rel-column-width="1865*"/>
    </style:style>
    <style:style style:name="Tableau1.C" style:family="table-column">
      <style:table-column-properties style:column-width="2.812cm" style:rel-column-width="1594*"/>
    </style:style>
    <style:style style:name="Tableau1.D" style:family="table-column">
      <style:table-column-properties style:column-width="2.993cm" style:rel-column-width="1697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1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Open Sans1" officeooo:rsid="00bd516c" officeooo:paragraph-rsid="00409218"/>
    </style:style>
    <style:style style:name="P7" style:family="paragraph" style:parent-style-name="Standard">
      <style:text-properties officeooo:paragraph-rsid="00becaf5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9" style:family="paragraph" style:parent-style-name="Standard">
      <style:text-properties officeooo:rsid="0069c780" officeooo:paragraph-rsid="00afdc66"/>
    </style:style>
    <style:style style:name="P10" style:family="paragraph" style:parent-style-name="Table_20_Contents">
      <style:paragraph-properties fo:text-align="center" style:justify-single-word="false"/>
      <style:text-properties style:font-name="Open Sans1" fo:font-size="6pt" officeooo:rsid="00c25393" officeooo:paragraph-rsid="00c25393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Open Sans1" fo:font-size="6pt" officeooo:rsid="00c55554" officeooo:paragraph-rsid="00c55554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Open Sans1" fo:font-size="6pt" officeooo:rsid="00c7196c" officeooo:paragraph-rsid="00c7196c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Open Sans1" fo:font-size="6pt" officeooo:rsid="00c8987a" officeooo:paragraph-rsid="00c8987a" style:font-size-asian="6pt" style:font-size-complex="6pt"/>
    </style:style>
    <style:style style:name="P14" style:family="paragraph" style:parent-style-name="Table_20_Heading">
      <style:paragraph-properties fo:text-align="center" style:justify-single-word="false"/>
      <style:text-properties style:font-name="Open Sans1" fo:font-size="6pt" officeooo:rsid="00c17995" officeooo:paragraph-rsid="00c17995" style:font-size-asian="6pt" style:font-size-complex="6pt"/>
    </style:style>
    <style:style style:name="P15" style:family="paragraph" style:parent-style-name="Table_20_Heading">
      <style:paragraph-properties fo:text-align="center" style:justify-single-word="false"/>
      <style:text-properties style:font-name="Open Sans1" fo:font-size="6pt" officeooo:rsid="00c25393" officeooo:paragraph-rsid="00c55554" style:font-size-asian="6pt" style:font-size-complex="6pt"/>
    </style:style>
    <style:style style:name="P16" style:family="paragraph" style:parent-style-name="Table_20_Heading">
      <style:paragraph-properties fo:text-align="center" style:justify-single-word="false"/>
      <style:text-properties style:font-name="Open Sans1" fo:font-size="6pt" officeooo:rsid="00c7196c" officeooo:paragraph-rsid="00c7196c" style:font-size-asian="6pt" style:font-size-complex="6pt"/>
    </style:style>
    <style:style style:name="P17" style:family="paragraph" style:parent-style-name="Table_20_Heading">
      <style:paragraph-properties fo:text-align="center" style:justify-single-word="false"/>
      <style:text-properties style:font-name="Open Sans1" fo:font-size="6pt" officeooo:rsid="00c8987a" officeooo:paragraph-rsid="00c8987a" style:font-size-asian="6pt" style:font-size-complex="6pt"/>
    </style:style>
    <style:style style:name="P18" style:family="paragraph" style:parent-style-name="Table_20_Heading">
      <style:paragraph-properties fo:text-align="center" style:justify-single-word="false"/>
      <style:text-properties style:font-name="Open Sans1" fo:font-size="6pt" officeooo:rsid="00c8987a" officeooo:paragraph-rsid="00c55554" style:font-size-asian="6pt" style:font-size-complex="6pt"/>
    </style:style>
    <style:style style:name="P19" style:family="paragraph" style:parent-style-name="Table_20_Heading">
      <style:paragraph-properties fo:text-align="center" style:justify-single-word="false"/>
      <style:text-properties style:font-name="Open Sans1" fo:font-size="6pt" officeooo:rsid="00cba5a6" officeooo:paragraph-rsid="00cba5a6" style:font-size-asian="6pt" style:font-size-complex="6pt"/>
    </style:style>
    <style:style style:name="P20" style:family="paragraph" style:parent-style-name="Standard">
      <style:text-properties style:font-name="Open Sans1" officeooo:rsid="00bd516c" officeooo:paragraph-rsid="00d08296"/>
    </style:style>
    <style:style style:name="P21" style:family="paragraph" style:parent-style-name="Standard">
      <style:text-properties style:font-name="Open Sans1" officeooo:rsid="00d4b42b" officeooo:paragraph-rsid="00d4b42b"/>
    </style:style>
    <style:style style:name="P22" style:family="paragraph" style:parent-style-name="Standard">
      <style:text-properties officeooo:rsid="0069c780" officeooo:paragraph-rsid="00afdc66"/>
    </style:style>
    <style:style style:name="P23" style:family="paragraph" style:parent-style-name="Standard">
      <style:text-properties officeooo:rsid="00ced218" officeooo:paragraph-rsid="00ced218"/>
    </style:style>
    <style:style style:name="P24" style:family="paragraph" style:parent-style-name="Standard">
      <style:text-properties officeooo:rsid="00d08296" officeooo:paragraph-rsid="00d08296"/>
    </style:style>
    <style:style style:name="P25" style:family="paragraph" style:parent-style-name="Standard">
      <style:text-properties officeooo:rsid="00afdc66" officeooo:paragraph-rsid="00afdc66"/>
    </style:style>
    <style:style style:name="P26" style:family="paragraph" style:parent-style-name="Standard">
      <style:text-properties officeooo:rsid="00d804a8" officeooo:paragraph-rsid="00d804a8"/>
    </style:style>
    <style:style style:name="P27" style:family="paragraph" style:parent-style-name="Table_20_Contents">
      <style:text-properties style:font-name="Open Sans1" fo:font-size="6pt" officeooo:rsid="00d08296" officeooo:paragraph-rsid="00d08296" style:font-size-asian="6pt" style:font-size-complex="6pt"/>
    </style:style>
    <style:style style:name="P28" style:family="paragraph" style:parent-style-name="Table_20_Contents">
      <style:paragraph-properties fo:text-align="end" style:justify-single-word="false"/>
      <style:text-properties style:font-name="Open Sans1" fo:font-size="6pt" officeooo:rsid="00d27709" officeooo:paragraph-rsid="00d27709" style:font-size-asian="6pt" style:font-size-complex="6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c55554"/>
    </style:style>
    <style:style style:name="T6" style:family="text">
      <style:text-properties officeooo:rsid="00d27709"/>
    </style:style>
    <style:style style:name="T7" style:family="text">
      <style:text-properties officeooo:rsid="00d4b42b"/>
    </style:style>
    <style:style style:name="T8" style:family="text">
      <style:text-properties officeooo:rsid="00d68b10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[DOCUMENT_NAME]</text:p>
      <text:p text:style-name="P25"><draw:frame draw:style-name="fr1" draw:name="Cadre1" text:anchor-type="paragraph" svg:x="0.004cm" svg:y="0.254cm" svg:width="18.976cm" draw:z-index="2"><draw:text-box fo:min-height="1.392cm"><text:p text:style-name="P8">Filtres</text:p><text:p text:style-name="P5">[DATA_FILTERS]</text:p></draw:text-box></draw:frame></text:p>
      <text:p text:style-name="P25"/>
      <text:p text:style-name="P25"/>
      <text:p text:style-name="P23">Date – description<text:tab/><text:tab/><text:tab/><text:tab/><text:tab/>Montant HT <text:s/>Montant TVA <text:s/></text:p>
      <text:p text:style-name="P9"/>
      <text:section text:style-name="Sect1" text:name="Section1">
        <text:p text:style-name="P21">[VAT_HEADER]</text:p>
        <text:p text:style-name="P24"/>
        <text:section text:style-name="Sect1" text:name="Section2">
          <text:p text:style-name="P24"/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column table:style-name="Tableau1.D"/>
            <table:table-header-rows>
              <table:table-row table:style-name="Tableau1.1">
                <table:table-cell table:style-name="Tableau1.A1" office:value-type="string">
                  <text:p text:style-name="P27">[PRINTED_ON] - <text:span text:style-name="T6">[LABEL]</text:span></text:p>
                </table:table-cell>
                <table:table-cell table:style-name="Tableau1.B1" office:value-type="string">
                  <text:p text:style-name="P28">[PRETAX_AMOUNT]</text:p>
                </table:table-cell>
                <table:table-cell table:style-name="Tableau1.C1" office:value-type="string">
                  <text:p text:style-name="P28">[TAX_AMOUNT]</text:p>
                </table:table-cell>
                <table:table-cell table:style-name="Tableau1.D1" office:value-type="string">
                  <text:p text:style-name="P28">[AMOUNT]</text:p>
                </table:table-cell>
              </table:table-row>
            </table:table-header-rows>
          </table:table>
          <text:p text:style-name="P24"/>
          <text:p text:style-name="P24"/>
          <text:p text:style-name="P24"/>
          <text:p text:style-name="P20">TOTAL <text:span text:style-name="T8">[VAT_FOOTER]</text:span> [VAT_RATE]</text:p>
        </text:section>
        <text:p text:style-name="P24"/>
        <text:p text:style-name="P9"/>
        <text:p text:style-name="P9"/>
        <text:p text:style-name="P20">TOTAL GÉNÉRAL <text:span text:style-name="T8">[VAT_HEADER]</text:span></text:p>
      </text:section>
      <text:p text:style-name="P9"/>
      <text:p text:style-name="P26">TVA 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0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1-20T11:19:22.328371304</dc:date>
    <meta:editing-duration>PT6H1M33S</meta:editing-duration>
    <meta:editing-cycles>144</meta:editing-cycles>
    <meta:generator>LibreOffice/6.0.3.2$Linux_X86_64 LibreOffice_project/00m0$Build-2</meta:generator>
    <meta:document-statistic meta:table-count="2" meta:image-count="2" meta:object-count="0" meta:page-count="1" meta:paragraph-count="17" meta:word-count="41" meta:character-count="339" meta:non-whitespace-character-count="304"/>
  </office:meta>
</office:document-meta>
</file>